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3B000001279E076137A4649465.png"/>
  <manifest:file-entry manifest:media-type="image/png" manifest:full-path="Pictures/10000201000003E8000003E81CFC0225F7995FF7.png"/>
  <manifest:file-entry manifest:media-type="image/png" manifest:full-path="Pictures/100002010000014D0000025872E64D848F1AEB39.png"/>
  <manifest:file-entry manifest:media-type="image/png" manifest:full-path="Pictures/1000020100000708000001C2836CCDC8DA15B852.png"/>
  <manifest:file-entry manifest:media-type="image/png" manifest:full-path="Pictures/1000000000000258000002000B49AB6FF6D50DFA.png"/>
  <manifest:file-entry manifest:media-type="image/png" manifest:full-path="Pictures/1000020100000190000001905897BB09B9662C6D.png"/>
  <manifest:file-entry manifest:media-type="image/png" manifest:full-path="Pictures/100002010000009600000096CE44833B03974D13.png"/>
  <manifest:file-entry manifest:media-type="image/png" manifest:full-path="Pictures/1000020100000100000001000754E865987BAF42.png"/>
  <manifest:file-entry manifest:media-type="image/png" manifest:full-path="Pictures/10000201000004B0000002D0211DA8FC.png"/>
  <manifest:file-entry manifest:media-type="image/png" manifest:full-path="Pictures/10000201000000AF000000AF4568A191BDE02480.png"/>
  <manifest:file-entry manifest:media-type="image/png" manifest:full-path="Pictures/1000020100000190000001907464ECF2E901A46C.png"/>
  <manifest:file-entry manifest:media-type="image/png" manifest:full-path="Pictures/1000020100000258000002584263A815F093A4AF.png"/>
  <manifest:file-entry manifest:media-type="image/png" manifest:full-path="Pictures/10000201000000B4000000B45DAE5F969B081F5F.png"/>
  <manifest:file-entry manifest:media-type="image/png" manifest:full-path="Pictures/10000201000001F5000000ABCCA2368881FF91EB.png"/>
  <manifest:file-entry manifest:media-type="image/png" manifest:full-path="Pictures/10000201000002B200000330EBE5E372B6C76E5C.png"/>
  <manifest:file-entry manifest:media-type="image/jpeg" manifest:full-path="Pictures/10000000000000F0000000F0DB7F4B7A9DB60813.jpg"/>
  <manifest:file-entry manifest:media-type="image/png" manifest:full-path="Pictures/1000000000000190000001907DB4D12C9165EE7E.png"/>
  <manifest:file-entry manifest:media-type="image/png" manifest:full-path="Pictures/10000000000001900000019047FB30BE9A754E2D.png"/>
  <manifest:file-entry manifest:media-type="image/png" manifest:full-path="Pictures/10000201000004A3000004A35CA6F6F5363983EA.png"/>
  <manifest:file-entry manifest:media-type="image/png" manifest:full-path="Pictures/100002010000028000000280A0D62BB88E1F526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1cm, 0cm, 0.035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8.369cm, 3.469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0cm, 3.469cm, 2.037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T1" style:family="text">
      <style:text-properties fo:color="#000000" style:text-line-through-styl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draw:style-name="gr1" draw:text-style-name="P1" draw:layer="layout" svg:width="3.033cm" svg:height="3.104cm" svg:x="4.499cm" svg:y="7.786cm">
          <draw:image xlink:href="Pictures/1000020100000100000001000754E865987BAF42.png" xlink:type="simple" xlink:show="embed" xlink:actuate="onLoad">
            <text:p/>
          </draw:image>
        </draw:frame>
        <draw:frame draw:name="Google Shape;55;p13" draw:style-name="gr2" draw:text-style-name="P1" draw:layer="layout" svg:width="3.217cm" svg:height="3.217cm" svg:x="0.449cm" svg:y="3.215cm">
          <draw:image xlink:href="Pictures/10000000000001900000019047FB30BE9A754E2D.png" xlink:type="simple" xlink:show="embed" xlink:actuate="onLoad">
            <text:p/>
          </draw:image>
        </draw:frame>
        <draw:frame draw:name="Google Shape;56;p13" draw:style-name="gr2" draw:text-style-name="P1" draw:layer="layout" svg:width="2.876cm" svg:height="2.876cm" svg:x="10.253cm" svg:y="0.572cm">
          <draw:image xlink:href="Pictures/1000000000000190000001907DB4D12C9165EE7E.png" xlink:type="simple" xlink:show="embed" xlink:actuate="onLoad">
            <text:p/>
          </draw:image>
        </draw:frame>
        <draw:frame draw:name="Google Shape;57;p13" draw:style-name="gr2" draw:text-style-name="P1" draw:layer="layout" svg:width="3.534cm" svg:height="3.534cm" svg:x="13.404cm" svg:y="7.97cm">
          <draw:image xlink:href="Pictures/10000000000000F0000000F0DB7F4B7A9DB60813.jpg" xlink:type="simple" xlink:show="embed" xlink:actuate="onLoad">
            <text:p/>
          </draw:image>
        </draw:frame>
        <draw:frame draw:name="Google Shape;58;p13" draw:style-name="gr2" draw:text-style-name="P1" draw:layer="layout" svg:width="3.74cm" svg:height="3.74cm" svg:x="17.677cm" svg:y="4.226cm">
          <draw:image xlink:href="Pictures/100002010000028000000280A0D62BB88E1F5266.png" xlink:type="simple" xlink:show="embed" xlink:actuate="onLoad">
            <text:p/>
          </draw:image>
        </draw:frame>
        <draw:frame draw:name="Google Shape;59;p13" draw:style-name="gr2" draw:text-style-name="P1" draw:layer="layout" svg:width="3.449cm" svg:height="3.449cm" svg:x="3.786cm" svg:y="2.236cm">
          <draw:image xlink:href="Pictures/10000201000000B4000000B45DAE5F969B081F5F.png" xlink:type="simple" xlink:show="embed" xlink:actuate="onLoad">
            <text:p/>
          </draw:image>
        </draw:frame>
        <draw:frame draw:name="Google Shape;60;p13" draw:style-name="gr2" draw:text-style-name="P1" draw:layer="layout" svg:width="3.355cm" svg:height="3.355cm" svg:x="21.792cm" svg:y="10.899cm">
          <draw:image xlink:href="Pictures/100002010000009600000096CE44833B03974D13.png" xlink:type="simple" xlink:show="embed" xlink:actuate="onLoad">
            <text:p/>
          </draw:image>
        </draw:frame>
        <draw:custom-shape draw:name="Google Shape;61;p13" draw:style-name="gr3" draw:text-style-name="P2" draw:layer="layout" svg:width="9.105cm" svg:height="2.08cm" svg:x="7.055cm" svg:y="4.855cm">
          <text:p><text:a xlink:href="http://tinyurl.com/SVQTech">#SVQTech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3" draw:style-name="gr2" draw:text-style-name="P1" draw:layer="layout" svg:width="6.872cm" svg:height="1.717cm" svg:x="0.209cm" svg:y="0.319cm">
          <draw:image xlink:href="Pictures/1000020100000708000001C2836CCDC8DA15B852.png" xlink:type="simple" xlink:show="embed" xlink:actuate="onLoad">
            <text:p/>
          </draw:image>
        </draw:frame>
        <draw:frame draw:name="Google Shape;63;p13" draw:style-name="gr2" draw:text-style-name="P1" draw:layer="layout" svg:width="3.081cm" svg:height="3.081cm" svg:x="21.929cm" svg:y="5.98cm">
          <draw:image xlink:href="Pictures/1000020100000258000002584263A815F093A4AF.png" xlink:type="simple" xlink:show="embed" xlink:actuate="onLoad">
            <text:p/>
          </draw:image>
        </draw:frame>
        <draw:g draw:name="Google Shape;64;p13">
          <draw:frame draw:name="Google Shape;65;p13" draw:style-name="gr4" draw:text-style-name="P1" draw:layer="layout" svg:width="1.399cm" svg:height="2.588cm" svg:x="10.813cm" svg:y="11.715cm">
            <draw:image xlink:href="Pictures/1000020100000190000001905897BB09B9662C6D.png" xlink:type="simple" xlink:show="embed" xlink:actuate="onLoad">
              <text:p/>
            </draw:image>
          </draw:frame>
          <draw:frame draw:name="Google Shape;66;p13" draw:style-name="gr5" draw:text-style-name="P1" draw:layer="layout" svg:width="5.404cm" svg:height="2.588cm" svg:x="12.121cm" svg:y="11.715cm">
            <draw:image xlink:href="Pictures/1000020100000190000001907464ECF2E901A46C.png" xlink:type="simple" xlink:show="embed" xlink:actuate="onLoad">
              <text:p/>
            </draw:image>
          </draw:frame>
        </draw:g>
        <draw:frame draw:name="Google Shape;67;p13" draw:style-name="gr2" draw:text-style-name="P1" draw:layer="layout" svg:width="3.902cm" svg:height="3.902cm" svg:x="13.496cm" svg:y="1.324cm">
          <draw:image xlink:href="Pictures/10000201000003E8000003E81CFC0225F7995FF7.png" xlink:type="simple" xlink:show="embed" xlink:actuate="onLoad">
            <text:p/>
          </draw:image>
        </draw:frame>
        <draw:frame draw:name="Google Shape;68;p13" draw:style-name="gr2" draw:text-style-name="P1" draw:layer="layout" svg:width="2.165cm" svg:height="3.902cm" svg:x="9.126cm" svg:y="7.361cm">
          <draw:image xlink:href="Pictures/100002010000014D0000025872E64D848F1AEB39.png" xlink:type="simple" xlink:show="embed" xlink:actuate="onLoad">
            <text:p/>
          </draw:image>
        </draw:frame>
        <draw:frame draw:name="Google Shape;69;p13" draw:style-name="gr2" draw:text-style-name="P1" draw:layer="layout" svg:width="4.19cm" svg:height="4.955cm" svg:x="0cm" svg:y="6.548cm">
          <draw:image xlink:href="Pictures/10000201000002B200000330EBE5E372B6C76E5C.png" xlink:type="simple" xlink:show="embed" xlink:actuate="onLoad">
            <text:p/>
          </draw:image>
        </draw:frame>
        <draw:frame draw:name="Google Shape;70;p13" draw:style-name="gr2" draw:text-style-name="P1" draw:layer="layout" svg:width="2.805cm" svg:height="2.805cm" svg:x="7.082cm" svg:y="1.625cm">
          <draw:image xlink:href="Pictures/10000201000004A3000004A35CA6F6F5363983EA.png" xlink:type="simple" xlink:show="embed" xlink:actuate="onLoad">
            <text:p/>
          </draw:image>
        </draw:frame>
        <draw:frame draw:name="Google Shape;71;p13" draw:style-name="gr2" draw:text-style-name="P1" draw:layer="layout" svg:width="6.697cm" svg:height="2.285cm" svg:x="2.063cm" svg:y="11.866cm">
          <draw:image xlink:href="Pictures/10000201000001F5000000ABCCA2368881FF91EB.png" xlink:type="simple" xlink:show="embed" xlink:actuate="onLoad">
            <text:p/>
          </draw:image>
        </draw:frame>
        <draw:frame draw:name="Google Shape;72;p13" draw:style-name="gr2" draw:text-style-name="P1" draw:layer="layout" svg:width="3.331cm" svg:height="2.843cm" svg:x="18.062cm" svg:y="9.062cm">
          <draw:image xlink:href="Pictures/1000000000000258000002000B49AB6FF6D50DFA.png" xlink:type="simple" xlink:show="embed" xlink:actuate="onLoad">
            <text:p/>
          </draw:image>
        </draw:frame>
        <draw:frame draw:name="Google Shape;73;p13" draw:style-name="gr2" draw:text-style-name="P1" draw:layer="layout" svg:width="2.876cm" svg:height="2.876cm" svg:x="22.032cm" svg:y="2.35cm">
          <draw:image xlink:href="Pictures/10000201000000AF000000AF4568A191BDE02480.png" xlink:type="simple" xlink:show="embed" xlink:actuate="onLoad">
            <text:p/>
          </draw:image>
        </draw:frame>
        <draw:frame draw:name="Google Shape;74;p13" draw:style-name="gr2" draw:text-style-name="P1" draw:layer="layout" svg:width="3.74cm" svg:height="3.503cm" svg:x="17.22cm" svg:y="0.373cm">
          <draw:image xlink:href="Pictures/100002010000013B000001279E076137A4649465.png" xlink:type="simple" xlink:show="embed" xlink:actuate="onLoad">
            <text:p/>
          </draw:image>
        </draw:frame>
        <draw:frame draw:style-name="gr6" draw:text-style-name="P3" draw:layer="layout" svg:width="6.992cm" svg:height="4.492cm" svg:x="10.6cm" svg:y="3.908cm">
          <draw:image xlink:href="Pictures/10000201000004B0000002D0211DA8FC.png" xlink:type="simple" xlink:show="embed" xlink:actuate="onLoad">
            <text:p/>
          </draw:image>
        </draw:frame>
        <presentation:notes draw:style-name="dp2">
          <draw:page-thumbnail draw:name="Google Shape;51;g60178beef5_0_0:notes" draw:style-name="gr7" draw:layer="layout" svg:width="16.932cm" svg:height="9.524cm" svg:x="1.059cm" svg:y="1.905cm" draw:page-number="1" presentation:class="page"/>
          <draw:frame draw:name="Google Shape;52;g60178beef5_0_0:notes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1">Publirreportaj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nux Libertine G'" style:font-family-generic-asian="system" style:font-pitch-asian="variable" style:font-size-asian="18pt" style:font-style-asian="normal" style:font-weight-asian="normal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nux Libertine G'" style:font-family-generic-asian="system" style:font-pitch-asian="variable" style:font-size-asian="20pt" style:font-style-asian="normal" style:font-weight-asian="normal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nux Libertine G'" style:font-family-generic-asian="system" style:font-pitch-asian="variable" style:font-size-asian="32pt" style:font-style-asian="normal" style:font-weight-asian="normal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style:text-line-through-style="none" style:text-position="0% 100%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4" draw:layer="backgroundobjects" svg:width="1.523cm" svg:height="1.092cm" svg:x="23.535cm" svg:y="12.953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TITLE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date>2020-04-10T01:41:31.49</dc:date>
    <meta:editing-duration>PT4H23M49S</meta:editing-duration>
    <meta:editing-cycles>1</meta:editing-cycles>
    <meta:document-statistic meta:object-count="43"/>
  </office:meta>
</office:document-meta>
</file>